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office:value-type="string" calcext:value-type="string">
            <text:p>Swirl</text:p>
          </table:table-cell>
          <table:table-cell table:number-columns-repeated="2"/>
          <table:table-cell office:value-type="string" calcext:value-type="string">
            <text:p>Histogram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298" calcext:value-type="float">
            <text:p>1.42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088" calcext:value-type="float">
            <text:p>1.00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688" calcext:value-type="float">
            <text:p>3.2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3552" calcext:value-type="float">
            <text:p>1.53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991" calcext:value-type="float">
            <text:p>1.00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082" calcext:value-type="float">
            <text:p>2.52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703" calcext:value-type="float">
            <text:p>1.727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0682" calcext:value-type="float">
            <text:p>3.206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3903" calcext:value-type="float">
            <text:p>2.739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04" calcext:value-type="float">
            <text:p>1.8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812" calcext:value-type="float">
            <text:p>2.38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9487" calcext:value-type="float">
            <text:p>2.894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592" calcext:value-type="float">
            <text:p>3.0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3617" calcext:value-type="float">
            <text:p>2.036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954" calcext:value-type="float">
            <text:p>2.08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6717" calcext:value-type="float">
            <text:p>2.267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7119" calcext:value-type="float">
            <text:p>3.571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80439" calcext:value-type="float">
            <text:p>2.80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78892" calcext:value-type="float">
            <text:p>2.788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4956" calcext:value-type="float">
            <text:p>2.4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977" calcext:value-type="float">
            <text:p>2.129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33732" calcext:value-type="float">
            <text:p>4.337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1138" calcext:value-type="float">
            <text:p>3.11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57504" calcext:value-type="float">
            <text:p>2.57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23407" calcext:value-type="float">
            <text:p>2.2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3065" calcext:value-type="float">
            <text:p>2.430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94564" calcext:value-type="float">
            <text:p>4.945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01899" calcext:value-type="float">
            <text:p>3.018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77592" calcext:value-type="float">
            <text:p>2.775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15217" calcext:value-type="float">
            <text:p>2.15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432" calcext:value-type="float">
            <text:p>2.94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65434" calcext:value-type="float">
            <text:p>4.654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6955" calcext:value-type="float">
            <text:p>2.869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7892" calcext:value-type="float">
            <text:p>2.87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03669" calcext:value-type="float">
            <text:p>2.036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6379" calcext:value-type="float">
            <text:p>2.963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.25496" calcext:value-type="float">
            <text:p>6.254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8597" calcext:value-type="float">
            <text:p>2.85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74025" calcext:value-type="float">
            <text:p>2.740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02675" calcext:value-type="float">
            <text:p>2.026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1031" calcext:value-type="float">
            <text:p>2.810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.23049" calcext:value-type="float">
            <text:p>5.230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98377" calcext:value-type="float">
            <text:p>2.983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68778" calcext:value-type="float">
            <text:p>2.68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00138" calcext:value-type="float">
            <text:p>2.00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2113" calcext:value-type="float">
            <text:p>2.921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53555" calcext:value-type="float">
            <text:p>6.535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98608" calcext:value-type="float">
            <text:p>2.986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8403" calcext:value-type="float">
            <text:p>2.84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99381" calcext:value-type="float">
            <text:p>1.99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6359" calcext:value-type="float">
            <text:p>2.863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05957" calcext:value-type="float">
            <text:p>6.059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93943" calcext:value-type="float">
            <text:p>2.939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72137" calcext:value-type="float">
            <text:p>2.721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01134" calcext:value-type="float">
            <text:p>2.01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384" calcext:value-type="float">
            <text:p>2.93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02176" calcext:value-type="float">
            <text:p>6.02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97452" calcext:value-type="float">
            <text:p>2.974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73501" calcext:value-type="float">
            <text:p>2.735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00248" calcext:value-type="float">
            <text:p>2.00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7066" calcext:value-type="float">
            <text:p>2.970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.95236" calcext:value-type="float">
            <text:p>5.952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87565" calcext:value-type="float">
            <text:p>2.875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68789" calcext:value-type="float">
            <text:p>2.687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98472" calcext:value-type="float">
            <text:p>1.984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4883" calcext:value-type="float">
            <text:p>2.948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.95733" calcext:value-type="float">
            <text:p>6.957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96417" calcext:value-type="float">
            <text:p>2.964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5364" calcext:value-type="float">
            <text:p>2.75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1617" calcext:value-type="float">
            <text:p>2.0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5434" calcext:value-type="float">
            <text:p>2.954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96736" calcext:value-type="float">
            <text:p>5.967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88388" calcext:value-type="float">
            <text:p>2.883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72" calcext:value-type="float">
            <text:p>2.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98578" calcext:value-type="float">
            <text:p>1.98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2513" calcext:value-type="float">
            <text:p>2.925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76066" calcext:value-type="float">
            <text:p>6.760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9225" calcext:value-type="float">
            <text:p>2.92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69459" calcext:value-type="float">
            <text:p>2.694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9651" calcext:value-type="float">
            <text:p>1.9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2593" calcext:value-type="float">
            <text:p>2.725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1478" calcext:value-type="float">
            <text:p>6.814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81988" calcext:value-type="float">
            <text:p>2.819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77023" calcext:value-type="float">
            <text:p>2.770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99358" calcext:value-type="float">
            <text:p>1.993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1174" calcext:value-type="float">
            <text:p>2.911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.61418" calcext:value-type="float">
            <text:p>6.614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8371" calcext:value-type="float">
            <text:p>2.83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70115" calcext:value-type="float">
            <text:p>2.701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8455" calcext:value-type="float">
            <text:p>1.88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6926" calcext:value-type="float">
            <text:p>2.969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.65394" calcext:value-type="float">
            <text:p>6.653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83927" calcext:value-type="float">
            <text:p>2.839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64503" calcext:value-type="float">
            <text:p>2.645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97713" calcext:value-type="float">
            <text:p>1.97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9688" calcext:value-type="float">
            <text:p>2.996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89915" calcext:value-type="float">
            <text:p>6.899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06233" calcext:value-type="float">
            <text:p>3.062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8045" calcext:value-type="float">
            <text:p>2.80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93584" calcext:value-type="float">
            <text:p>1.93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84659" calcext:value-type="float">
            <text:p>2.846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.44799" calcext:value-type="float">
            <text:p>6.447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96047" calcext:value-type="float">
            <text:p>2.960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79245" calcext:value-type="float">
            <text:p>2.792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94948" calcext:value-type="float">
            <text:p>1.949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5362" calcext:value-type="float">
            <text:p>2.653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.81996" calcext:value-type="float">
            <text:p>6.819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0497" calcext:value-type="float">
            <text:p>3.004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77811" calcext:value-type="float">
            <text:p>2.778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91683" calcext:value-type="float">
            <text:p>1.91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9347" calcext:value-type="float">
            <text:p>2.893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.10887" calcext:value-type="float">
            <text:p>7.108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2841" calcext:value-type="float">
            <text:p>2.828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72602" calcext:value-type="float">
            <text:p>2.726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92809" calcext:value-type="float">
            <text:p>1.928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5178" calcext:value-type="float">
            <text:p>2.951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.36441" calcext:value-type="float">
            <text:p>7.364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87822" calcext:value-type="float">
            <text:p>2.878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71065" calcext:value-type="float">
            <text:p>2.710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92837" calcext:value-type="float">
            <text:p>1.928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96269" calcext:value-type="float">
            <text:p>2.962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.89768" calcext:value-type="float">
            <text:p>6.8976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83164" calcext:value-type="float">
            <text:p>2.831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79801" calcext:value-type="float">
            <text:p>2.798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3352" calcext:value-type="float">
            <text:p>1.933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84042" calcext:value-type="float">
            <text:p>2.840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.10535" calcext:value-type="float">
            <text:p>7.105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.0204" calcext:value-type="float">
            <text:p>3.02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75711" calcext:value-type="float">
            <text:p>2.757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9573" calcext:value-type="float">
            <text:p>1.95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9092" calcext:value-type="float">
            <text:p>2.790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.42091" calcext:value-type="float">
            <text:p>7.420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.09574" calcext:value-type="float">
            <text:p>3.095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78161" calcext:value-type="float">
            <text:p>2.7816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94069" calcext:value-type="float">
            <text:p>1.940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3681" calcext:value-type="float">
            <text:p>3.036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.35659" calcext:value-type="float">
            <text:p>7.356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85915" calcext:value-type="float">
            <text:p>2.859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74669" calcext:value-type="float">
            <text:p>2.746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95843" calcext:value-type="float">
            <text:p>1.958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9634" calcext:value-type="float">
            <text:p>2.9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.82224" calcext:value-type="float">
            <text:p>6.822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87879" calcext:value-type="float">
            <text:p>2.878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6938" calcext:value-type="float">
            <text:p>2.69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95887" calcext:value-type="float">
            <text:p>1.958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05745" calcext:value-type="float">
            <text:p>3.057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.26439" calcext:value-type="float">
            <text:p>7.264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91962" calcext:value-type="float">
            <text:p>2.919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77944" calcext:value-type="float">
            <text:p>2.779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2496" calcext:value-type="float">
            <text:p>1.924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81498" calcext:value-type="float">
            <text:p>2.814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.26303" calcext:value-type="float">
            <text:p>7.263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92676" calcext:value-type="float">
            <text:p>2.926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74057" calcext:value-type="float">
            <text:p>2.7405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94297" calcext:value-type="float">
            <text:p>1.942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2687" calcext:value-type="float">
            <text:p>2.526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.0918" calcext:value-type="float">
            <text:p>7.09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83712" calcext:value-type="float">
            <text:p>2.837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72569" calcext:value-type="float">
            <text:p>2.725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94446" calcext:value-type="float">
            <text:p>1.944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94129" calcext:value-type="float">
            <text:p>2.9412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.37281" calcext:value-type="float">
            <text:p>7.3728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85725" calcext:value-type="float">
            <text:p>2.8572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79688" calcext:value-type="float">
            <text:p>2.796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91848" calcext:value-type="float">
            <text:p>1.918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13039" calcext:value-type="float">
            <text:p>3.1303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98146" calcext:value-type="float">
            <text:p>6.981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.01874" calcext:value-type="float">
            <text:p>3.018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75892" calcext:value-type="float">
            <text:p>2.7589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83543" calcext:value-type="float">
            <text:p>1.835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81709" calcext:value-type="float">
            <text:p>2.817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.03076" calcext:value-type="float">
            <text:p>7.030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90673" calcext:value-type="float">
            <text:p>2.906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73068" calcext:value-type="float">
            <text:p>2.730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93928" calcext:value-type="float">
            <text:p>1.939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77945" calcext:value-type="float">
            <text:p>2.7794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.09016" calcext:value-type="float">
            <text:p>7.0901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83343" calcext:value-type="float">
            <text:p>2.8334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72177" calcext:value-type="float">
            <text:p>2.7217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95923" calcext:value-type="float">
            <text:p>1.95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77898" calcext:value-type="float">
            <text:p>2.778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.03649" calcext:value-type="float">
            <text:p>7.036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80446" calcext:value-type="float">
            <text:p>2.804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71648" calcext:value-type="float">
            <text:p>2.7164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91083" calcext:value-type="float">
            <text:p>1.910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86144" calcext:value-type="float">
            <text:p>2.8614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.58124" calcext:value-type="float">
            <text:p>7.581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93486" calcext:value-type="float">
            <text:p>2.9348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73416" calcext:value-type="float">
            <text:p>2.734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94582" calcext:value-type="float">
            <text:p>1.945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85657" calcext:value-type="float">
            <text:p>2.856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.65504" calcext:value-type="float">
            <text:p>7.655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8605" calcext:value-type="float">
            <text:p>2.86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76519" calcext:value-type="float">
            <text:p>2.7651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9735" calcext:value-type="float">
            <text:p>1.897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614" calcext:value-type="float">
            <text:p>2.96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69423" calcext:value-type="float">
            <text:p>6.694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80639" calcext:value-type="float">
            <text:p>2.806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63559" calcext:value-type="float">
            <text:p>2.635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90432" calcext:value-type="float">
            <text:p>1.904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70344" calcext:value-type="float">
            <text:p>2.703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.36256" calcext:value-type="float">
            <text:p>7.362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93485" calcext:value-type="float">
            <text:p>2.9348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69258" calcext:value-type="float">
            <text:p>2.692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9036" calcext:value-type="float">
            <text:p>1.890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72988" calcext:value-type="float">
            <text:p>2.729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.5347" calcext:value-type="float">
            <text:p>7.53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82256" calcext:value-type="float">
            <text:p>2.822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74885" calcext:value-type="float">
            <text:p>2.748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87264" calcext:value-type="float">
            <text:p>1.872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7136" calcext:value-type="float">
            <text:p>2.771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.51905" calcext:value-type="float">
            <text:p>7.519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95684" calcext:value-type="float">
            <text:p>2.956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57493" calcext:value-type="float">
            <text:p>2.5749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88477" calcext:value-type="float">
            <text:p>1.884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6028" calcext:value-type="float">
            <text:p>2.602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.45564" calcext:value-type="float">
            <text:p>7.4556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89256" calcext:value-type="float">
            <text:p>2.8925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70811" calcext:value-type="float">
            <text:p>2.708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89778" calcext:value-type="float">
            <text:p>1.89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01564" calcext:value-type="float">
            <text:p>3.015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.89012" calcext:value-type="float">
            <text:p>6.890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96881" calcext:value-type="float">
            <text:p>2.968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73904" calcext:value-type="float">
            <text:p>2.739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90432" calcext:value-type="float">
            <text:p>1.904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84582" calcext:value-type="float">
            <text:p>2.845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.51033" calcext:value-type="float">
            <text:p>7.510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98341" calcext:value-type="float">
            <text:p>2.983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68631" calcext:value-type="float">
            <text:p>2.6863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9818" calcext:value-type="float">
            <text:p>1.89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91918" calcext:value-type="float">
            <text:p>2.919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.23493" calcext:value-type="float">
            <text:p>7.2349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8514" calcext:value-type="float">
            <text:p>2.85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76917" calcext:value-type="float">
            <text:p>2.769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9008" calcext:value-type="float">
            <text:p>1.90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7732" calcext:value-type="float">
            <text:p>2.877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.40713" calcext:value-type="float">
            <text:p>7.407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85413" calcext:value-type="float">
            <text:p>2.854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7374" calcext:value-type="float">
            <text:p>2.737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91379" calcext:value-type="float">
            <text:p>1.913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8921" calcext:value-type="float">
            <text:p>2.589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.40316" calcext:value-type="float">
            <text:p>7.403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84809" calcext:value-type="float">
            <text:p>2.848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72464" calcext:value-type="float">
            <text:p>2.724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93872" calcext:value-type="float">
            <text:p>1.938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567" calcext:value-type="float">
            <text:p>2.9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45944" calcext:value-type="float">
            <text:p>7.459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90277" calcext:value-type="float">
            <text:p>2.902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78425" calcext:value-type="float">
            <text:p>2.784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91523" calcext:value-type="float">
            <text:p>1.91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1:20:37.450697045</meta:creation-date>
    <dc:date>2016-12-18T01:34:22.122941358</dc:date>
    <meta:editing-duration>PT3M34S</meta:editing-duration>
    <meta:editing-cycles>1</meta:editing-cycles>
    <meta:document-statistic meta:table-count="1" meta:cell-count="505" meta:object-count="0"/>
    <meta:generator>LibreOffice/5.1.4.2$Linux_X86_64 LibreOffice_project/10m0$Build-2</meta:generator>
  </office:meta>
</office:document-meta>
</file>